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12pt" officeooo:rsid="000df8c5" officeooo:paragraph-rsid="002af9e5" style:font-size-asian="12pt" style:font-size-complex="12pt"/>
    </style:style>
    <style:style style:name="P3" style:family="paragraph" style:parent-style-name="Standard">
      <style:text-properties style:font-name="DejaVu Sans Condensed" fo:font-size="12pt" officeooo:rsid="000df8c5" officeooo:paragraph-rsid="002af9e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2af9e5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2af9e5"/>
    </style:style>
    <style:style style:name="P6" style:family="paragraph" style:parent-style-name="Standard" style:list-style-name="L1">
      <style:text-properties style:font-name="DejaVu Sans Condensed" fo:font-size="12pt" officeooo:rsid="00148c7a" officeooo:paragraph-rsid="002af9e5" style:font-size-asian="12pt" style:font-size-complex="12pt"/>
    </style:style>
    <style:style style:name="P7" style:family="paragraph" style:parent-style-name="Standard" style:list-style-name="L3">
      <style:text-properties style:font-name="DejaVu Sans Condensed" fo:font-size="12pt" officeooo:rsid="00148c7a" officeooo:paragraph-rsid="002af9e5" style:font-size-asian="12pt" style:font-size-complex="12pt"/>
    </style:style>
    <style:style style:name="P8" style:family="paragraph" style:parent-style-name="Standard" style:list-style-name="L11">
      <style:text-properties style:font-name="DejaVu Sans Condensed" fo:font-size="12pt" officeooo:rsid="00148c7a" officeooo:paragraph-rsid="002af9e5" style:font-size-asian="12pt" style:font-size-complex="12pt"/>
    </style:style>
    <style:style style:name="P9" style:family="paragraph" style:parent-style-name="Standard" style:list-style-name="L2">
      <style:text-properties style:font-name="DejaVu Sans Condensed" fo:font-size="12pt" officeooo:paragraph-rsid="002af9e5" style:font-size-asian="12pt" style:font-size-complex="12pt"/>
    </style:style>
    <style:style style:name="P10" style:family="paragraph" style:parent-style-name="Standard" style:list-style-name="L5">
      <style:text-properties style:font-name="DejaVu Sans Condensed" fo:font-size="12pt" officeooo:rsid="0019c0cd" officeooo:paragraph-rsid="002af9e5" style:font-size-asian="12pt" style:font-size-complex="12pt"/>
    </style:style>
    <style:style style:name="P11" style:family="paragraph" style:parent-style-name="Standard" style:list-style-name="L6">
      <style:text-properties style:font-name="DejaVu Sans Condensed" fo:font-size="12pt" officeooo:rsid="0019c0cd" officeooo:paragraph-rsid="002af9e5" style:font-size-asian="12pt" style:font-size-complex="12pt"/>
    </style:style>
    <style:style style:name="P12" style:family="paragraph" style:parent-style-name="Standard" style:list-style-name="L12">
      <style:text-properties style:font-name="DejaVu Sans Condensed" fo:font-size="12pt" officeooo:rsid="0019c0cd" officeooo:paragraph-rsid="002af9e5" style:font-size-asian="12pt" style:font-size-complex="12pt"/>
    </style:style>
    <style:style style:name="P13" style:family="paragraph" style:parent-style-name="Standard" style:list-style-name="L13">
      <style:text-properties style:font-name="DejaVu Sans Condensed" fo:font-size="12pt" officeooo:rsid="0019c0cd" officeooo:paragraph-rsid="002af9e5" style:font-size-asian="12pt" style:font-size-complex="12pt"/>
    </style:style>
    <style:style style:name="P14" style:family="paragraph" style:parent-style-name="Standard" style:list-style-name="L9">
      <style:text-properties style:font-name="DejaVu Sans Condensed" fo:font-size="12pt" officeooo:paragraph-rsid="002af9e5" style:font-size-asian="12pt" style:font-size-complex="12pt"/>
    </style:style>
    <style:style style:name="P15" style:family="paragraph" style:parent-style-name="Standard" style:list-style-name="L12">
      <style:text-properties style:font-name="DejaVu Sans Condensed" fo:font-size="12pt" officeooo:rsid="00260f33" officeooo:paragraph-rsid="002af9e5" style:font-size-asian="12pt" style:font-size-complex="12pt"/>
    </style:style>
    <style:style style:name="P16" style:family="paragraph" style:parent-style-name="Standard" style:list-style-name="L4">
      <style:text-properties officeooo:paragraph-rsid="002af9e5"/>
    </style:style>
    <style:style style:name="P17" style:family="paragraph" style:parent-style-name="Standard" style:list-style-name="L7">
      <style:text-properties officeooo:paragraph-rsid="002af9e5"/>
    </style:style>
    <style:style style:name="P18" style:family="paragraph" style:parent-style-name="Standard" style:list-style-name="L8">
      <style:text-properties officeooo:paragraph-rsid="002af9e5"/>
    </style:style>
    <style:style style:name="P19" style:family="paragraph" style:parent-style-name="Standard" style:list-style-name="L10">
      <style:text-properties officeooo:paragraph-rsid="003904d1"/>
    </style:style>
    <style:style style:name="P20" style:family="paragraph" style:parent-style-name="Standard" style:list-style-name="L10">
      <style:text-properties officeooo:rsid="003a465d" officeooo:paragraph-rsid="003a465d"/>
    </style:style>
    <style:style style:name="P21" style:family="paragraph" style:parent-style-name="Standard" style:list-style-name="L12">
      <style:text-properties officeooo:paragraph-rsid="002af9e5"/>
    </style:style>
    <style:style style:name="P22" style:family="paragraph" style:parent-style-name="Standard" style:list-style-name="L12">
      <style:text-properties officeooo:rsid="00260f33" officeooo:paragraph-rsid="002af9e5"/>
    </style:style>
    <style:style style:name="P23" style:family="paragraph" style:parent-style-name="Standard">
      <style:paragraph-properties fo:text-align="center" style:justify-single-word="false"/>
      <style:text-properties officeooo:paragraph-rsid="002af9e5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55293" style:font-size-asian="12pt" style:font-size-complex="12pt"/>
    </style:style>
    <style:style style:name="T10" style:family="text">
      <style:text-properties style:font-name="DejaVu Sans Condensed" fo:font-size="12pt" officeooo:rsid="00281bb9" style:font-size-asian="12pt" style:font-size-complex="12pt"/>
    </style:style>
    <style:style style:name="T11" style:family="text">
      <style:text-properties style:font-name="DejaVu Sans Condensed" fo:font-size="12pt" officeooo:rsid="0028a7a3" style:font-size-asian="12pt" style:font-size-complex="12pt"/>
    </style:style>
    <style:style style:name="T12" style:family="text">
      <style:text-properties style:font-name="DejaVu Sans Condensed" fo:font-size="12pt" officeooo:rsid="002c64b1" style:font-size-asian="12pt" style:font-size-complex="12pt"/>
    </style:style>
    <style:style style:name="T13" style:family="text">
      <style:text-properties style:font-name="DejaVu Sans Condensed" fo:font-size="12pt" officeooo:rsid="002ae4af" style:font-size-asian="12pt" style:font-size-complex="12pt"/>
    </style:style>
    <style:style style:name="T14" style:family="text">
      <style:text-properties style:font-name="DejaVu Sans Condensed" fo:font-size="12pt" officeooo:rsid="00295ba7" style:font-size-asian="12pt" style:font-size-complex="12pt"/>
    </style:style>
    <style:style style:name="T15" style:family="text">
      <style:text-properties style:font-name="DejaVu Sans Condensed" fo:font-size="12pt" officeooo:rsid="003904d1" style:font-size-asian="12pt" style:font-size-complex="12pt"/>
    </style:style>
    <style:style style:name="T16" style:family="text">
      <style:text-properties style:font-name="DejaVu Sans Condensed" fo:font-size="12pt" officeooo:rsid="003a2ba8" style:font-size-asian="12pt" style:font-size-complex="12pt"/>
    </style:style>
    <style:style style:name="T17" style:family="text">
      <style:text-properties style:font-name="DejaVu Sans Condensed" fo:font-size="12pt" officeooo:rsid="003e37e0" style:font-size-asian="12pt" style:font-size-complex="12pt"/>
    </style:style>
    <style:style style:name="T18" style:family="text">
      <style:text-properties style:font-name="DejaVu Sans Condensed" fo:font-size="12pt" officeooo:rsid="00402441" style:font-size-asian="12pt" style:font-size-complex="12pt"/>
    </style:style>
    <style:style style:name="T19" style:family="text">
      <style:text-properties style:font-name="DejaVu Sans Condensed" fo:font-size="12pt" officeooo:rsid="00406cbe" style:font-size-asian="12pt" style:font-size-complex="12pt"/>
    </style:style>
    <style:style style:name="T20" style:family="text">
      <style:text-properties style:font-name="DejaVu Sans Condensed" fo:font-size="12pt" officeooo:rsid="0041818c" style:font-size-asian="12pt" style:font-size-complex="12pt"/>
    </style:style>
    <style:style style:name="T2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ae4af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44e66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3a325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normal" officeooo:rsid="003904d1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3e37e0" style:font-size-asian="12pt" style:font-weight-asian="normal" style:font-size-complex="12pt" style:font-weight-complex="normal"/>
    </style:style>
    <style:style style:name="T29" style:family="text">
      <style:text-properties officeooo:rsid="001e796a"/>
    </style:style>
    <style:style style:name="T30" style:family="text">
      <style:text-properties officeooo:rsid="001f81ba"/>
    </style:style>
    <style:style style:name="T31" style:family="text">
      <style:text-properties officeooo:rsid="00216278"/>
    </style:style>
    <style:style style:name="T32" style:family="text">
      <style:text-properties officeooo:rsid="00221931"/>
    </style:style>
    <style:style style:name="T33" style:family="text">
      <style:text-properties officeooo:rsid="0023cd1c"/>
    </style:style>
    <style:style style:name="T34" style:family="text">
      <style:text-properties officeooo:rsid="00255293"/>
    </style:style>
    <style:style style:name="T35" style:family="text">
      <style:text-properties officeooo:rsid="00260f33"/>
    </style:style>
    <style:style style:name="T36" style:family="text">
      <style:text-properties officeooo:rsid="00295ba7"/>
    </style:style>
    <style:style style:name="T37" style:family="text">
      <style:text-properties officeooo:rsid="00425c93"/>
    </style:style>
    <style:style style:name="T38" style:family="text">
      <style:text-properties officeooo:rsid="0043a325"/>
    </style:style>
    <style:style style:name="T39" style:family="text">
      <style:text-properties officeooo:rsid="00444e6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3"><text:span text:style-name="T23">013</text:span><text:span text:style-name="T24"> - </text:span><text:span text:style-name="T25">Controls -</text:span><text:span text:style-name="T24"> </text:span><text:span text:style-name="T21">Throttle </text:span><text:span text:style-name="T26">Base</text:span></text:p>
      <text:p text:style-name="P4">U=Up, D=Down, F=Forward, B=Backward, L=Left, R=Right, P=Press, S-*=Shift-<text:span text:style-name="T3">*</text:span>, L-*=Long-<text:span text:style-name="T3">*</text:span></text:p>
      <text:p text:style-name="P1"/>
      <text:p text:style-name="P1">Mode selector</text:p>
      <text:list xml:id="list712309342" text:style-name="L1">
        <text:list-item>
          <text:p text:style-name="P6">Turn: --</text:p>
        </text:list-item>
      </text:list>
      <text:p text:style-name="P1">Flaps lever</text:p>
      <text:list xml:id="list4136427030" text:style-name="L2">
        <text:list-item>
          <text:p text:style-name="P9"><text:span text:style-name="T1">Axis</text:span><text:span text:style-name="T2">: --</text:span></text:p>
        </text:list-item>
      </text:list>
      <text:p text:style-name="P1">T1 switch</text:p>
      <text:list xml:id="list2536813726" text:style-name="L3">
        <text:list-item>
          <text:p text:style-name="P7">F: <text:span text:style-name="T34">Toggle Electric Power</text:span></text:p>
        </text:list-item>
      </text:list>
      <text:p text:style-name="P1">T2 switch</text:p>
      <text:list xml:id="list4238446600" text:style-name="L4">
        <text:list-item>
          <text:p text:style-name="P16"><text:span text:style-name="T8">F: </text:span><text:span text:style-name="T14">Jettison </text:span><text:span text:style-name="T17">fuel tanks</text:span></text:p>
        </text:list-item>
      </text:list>
      <text:p text:style-name="P1">T3 switch</text:p>
      <text:list xml:id="list1325441607" text:style-name="L5">
        <text:list-item>
          <text:p text:style-name="P10">F: <text:span text:style-name="T36">Reset Master Caution audio warning</text:span></text:p>
        </text:list-item>
      </text:list>
      <text:p text:style-name="P1">T4 switch</text:p>
      <text:list xml:id="list448935596" text:style-name="L6">
        <text:list-item>
          <text:p text:style-name="P11">F: --</text:p>
        </text:list-item>
      </text:list>
      <text:p text:style-name="P1">Lighted Buttons -- Master Modes</text:p>
      <text:list xml:id="list2306873308" text:style-name="L7">
        <text:list-item>
          <text:p text:style-name="P17"><text:span text:style-name="T7">B1</text:span><text:span text:style-name="T8">: </text:span><text:span text:style-name="T16">Longitudinal missile mode</text:span><text:span text:style-name="T8"><text:tab/></text:span><text:span text:style-name="T7">B2: </text:span><text:span text:style-name="T16">BVR Master Mode</text:span><text:span text:style-name="T10"><text:tab/></text:span><text:span text:style-name="T7"><text:tab/><text:tab/>B3: </text:span><text:span text:style-name="T9">Next Waypoint/Airfield</text:span></text:p>
        </text:list-item>
      </text:list>
      <text:list xml:id="list3548787493" text:style-name="L8">
        <text:list-item>
          <text:p text:style-name="P18"><text:span text:style-name="T7">B4: --<text:tab/><text:tab/><text:tab/></text:span><text:span text:style-name="T11"><text:tab/></text:span><text:span text:style-name="T7"><text:tab/>B5: </text:span><text:span text:style-name="T12">Cycle </text:span><text:span text:style-name="T13">N</text:span><text:span text:style-name="T20">AV/ILST</text:span><text:span text:style-name="T13"> Mode</text:span><text:span text:style-name="T18"><text:tab/><text:tab/></text:span><text:span text:style-name="T13"><text:tab/></text:span><text:span text:style-name="T12">B</text:span><text:span text:style-name="T7">6: </text:span><text:span text:style-name="T9">Previous Waypoint/Airfield</text:span></text:p>
        </text:list-item>
      </text:list>
      <text:p text:style-name="P1">T5 switch -- <text:span text:style-name="T31">Landing </text:span>Gear</text:p>
      <text:list xml:id="list2570953576" text:style-name="L9">
        <text:list-item>
          <text:p text:style-name="P14"><text:span text:style-name="T2">U/D: </text:span><text:span text:style-name="T32">Landing </text:span><text:span text:style-name="T2">Gear up/down</text:span></text:p>
        </text:list-item>
      </text:list>
      <text:p text:style-name="P5"><text:span text:style-name="T21">T6 switch -- </text:span><text:span text:style-name="T22">Flaps</text:span></text:p>
      <text:list xml:id="list1641964442" text:style-name="L10">
        <text:list-item>
          <text:p text:style-name="P19"><text:span text:style-name="T8">U: </text:span><text:span text:style-name="T15">Flaps up</text:span></text:p>
        </text:list-item>
        <text:list-item>
          <text:p text:style-name="P19"><text:span text:style-name="T8">D: </text:span><text:span text:style-name="T19">Flaps landing position, also used for takeoff</text:span></text:p>
        </text:list-item>
        <text:list-item>
          <text:p text:style-name="P20"><text:span text:style-name="T27">S-U: </text:span><text:span text:style-name="T28">Open refueling door</text:span></text:p>
        </text:list-item>
      </text:list>
      <text:p text:style-name="P1">T7 switch -- Canopy</text:p>
      <text:list xml:id="list3990127576" text:style-name="L11">
        <text:list-item>
          <text:p text:style-name="P8">U: Canopy up/down <text:span text:style-name="T33">toggle</text:span></text:p>
        </text:list-item>
      </text:list>
      <text:p text:style-name="P1">E1 dial -- <text:span text:style-name="T1">Kneeboard </text:span><text:span text:style-name="T35">and RWR</text:span></text:p>
      <text:list xml:id="list202825506" text:style-name="L12">
        <text:list-item>
          <text:p text:style-name="P12">P: Kneeboard toggle</text:p>
        </text:list-item>
        <text:list-item>
          <text:p text:style-name="P21"><text:span text:style-name="T6">L/R</text:span><text:span text:style-name="T7">: Flip pages</text:span></text:p>
        </text:list-item>
        <text:list-item>
          <text:p text:style-name="P22"><text:span text:style-name="T7">S-</text:span><text:span text:style-name="T5">P: RWR mode cycle</text:span></text:p>
        </text:list-item>
        <text:list-item>
          <text:p text:style-name="P15">S-L/S-R: RWR volume up/down</text:p>
        </text:list-item>
      </text:list>
      <text:p text:style-name="P1">E2 dial -- <text:span text:style-name="T34">(no NVGs)</text:span></text:p>
      <text:list xml:id="list1106963086" text:style-name="L13">
        <text:list-item>
          <text:p text:style-name="P13">P: --</text:p>
        </text:list-item>
        <text:list-item>
          <text:p text:style-name="P13"><text:span text:style-name="T4">L/R</text:span>: --</text:p>
        </text:list-item>
      </text:list>
      <text:p text:style-name="P3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6-24T11:25:15.049000000</dc:date>
    <meta:editing-duration>PT5H51M47S</meta:editing-duration>
    <meta:editing-cycles>41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4" meta:word-count="156" meta:character-count="810" meta:non-whitespace-character-count="697"/>
  </office:meta>
</office:document-meta>
</file>